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075in"/>
    </style:style>
    <style:style style:name="co2" style:family="table-column">
      <style:table-column-properties fo:break-before="auto" style:column-width="2.0409in"/>
    </style:style>
    <style:style style:name="co3" style:family="table-column">
      <style:table-column-properties fo:break-before="auto" style:column-width="2.0299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# mentions</text:p>
          </table:table-cell>
          <table:table-cell office:value-type="string">
            <text:p># clusters w/ that # of mentions</text:p>
          </table:table-cell>
          <table:table-cell office:value-type="string">
            <text:p><text:s/>cumulative # of representation</text:p>
            <draw:frame table:end-cell-address="Sheet1.M25" table:end-x="0.0524in" table:end-y="0.139in" draw:z-index="0" draw:style-name="gr1" draw:text-style-name="P1" svg:width="10.0346in" svg:height="4.1972in" svg:x="0.0413in" svg:y="0.0429in">
              <draw:object draw:notify-on-update-of-ranges="Sheet1.A1:Sheet1.A1 Sheet1.A2:Sheet1.A47 Sheet1.B1:Sheet1.B1 Sheet1.B2:Sheet1.B47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01">
            <text:p>301</text:p>
          </table:table-cell>
          <table:table-cell office:value-type="float" office:value="0.247329498767">
            <text:p>0.247329498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0.419884963024">
            <text:p>0.41988496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36">
            <text:p>136</text:p>
          </table:table-cell>
          <table:table-cell office:value-type="float" office:value="0.531635168447">
            <text:p>0.531635168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9">
            <text:p>89</text:p>
          </table:table-cell>
          <table:table-cell office:value-type="float" office:value="0.604765817584">
            <text:p>0.604765817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3">
            <text:p>63</text:p>
          </table:table-cell>
          <table:table-cell office:value-type="float" office:value="0.656532456861">
            <text:p>0.656532456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5">
            <text:p>65</text:p>
          </table:table-cell>
          <table:table-cell office:value-type="float" office:value="0.709942481512">
            <text:p>0.709942481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5">
            <text:p>65</text:p>
          </table:table-cell>
          <table:table-cell office:value-type="float" office:value="0.763352506163">
            <text:p>0.763352506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8">
            <text:p>48</text:p>
          </table:table-cell>
          <table:table-cell office:value-type="float" office:value="0.802793755136">
            <text:p>0.802793755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7">
            <text:p>37</text:p>
          </table:table-cell>
          <table:table-cell office:value-type="float" office:value="0.833196384552">
            <text:p>0.833196384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1">
            <text:p>31</text:p>
          </table:table-cell>
          <table:table-cell office:value-type="float" office:value="0.858668857847">
            <text:p>0.8586688578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0.87674609696">
            <text:p>0.876746097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0.889893179951">
            <text:p>0.88989318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0.894001643385">
            <text:p>0.8940016434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0.903040262942">
            <text:p>0.9030402629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0.910435497124">
            <text:p>0.9104354971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0.91947411668">
            <text:p>0.9194741167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0.92769104355">
            <text:p>0.9276910436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0.935907970419">
            <text:p>0.9359079704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0.941659819228">
            <text:p>0.941659819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0.944124897288">
            <text:p>0.9441248973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0.949876746097">
            <text:p>0.9498767461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0.953985209532">
            <text:p>0.9539852095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office:value-type="float" office:value="0.960558751027">
            <text:p>0.960558751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0.961380443714">
            <text:p>0.9613804437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.962202136401">
            <text:p>0.9622021364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float" office:value="0.964667214462">
            <text:p>0.9646672145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 office:value-type="float" office:value="0.97041906327">
            <text:p>0.9704190633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6">
            <text:p>6</text:p>
          </table:table-cell>
          <table:table-cell office:value-type="float" office:value="0.975349219392">
            <text:p>0.9753492194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0.976170912079">
            <text:p>0.9761709121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0.977814297453">
            <text:p>0.9778142975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float" office:value="0.980279375514">
            <text:p>0.9802793755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0.983566146261">
            <text:p>0.9835661463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0.985209531635">
            <text:p>0.9852095316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float" office:value="0.986852917009">
            <text:p>0.986852917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3">
            <text:p>3</text:p>
          </table:table-cell>
          <table:table-cell office:value-type="float" office:value="0.98931799507">
            <text:p>0.9893179951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 office:value-type="float" office:value="0.990961380444">
            <text:p>0.9909613804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0.991783073131">
            <text:p>0.9917830731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2">
            <text:p>2</text:p>
          </table:table-cell>
          <table:table-cell office:value-type="float" office:value="0.993426458505">
            <text:p>0.9934264585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0.994248151191">
            <text:p>0.9942481512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0.995069843878">
            <text:p>0.9950698439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office:value-type="float" office:value="0.995891536565">
            <text:p>0.9958915366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0.996713229252">
            <text:p>0.9967132293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office:value-type="float" office:value="0.997534921939">
            <text:p>0.9975349219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office:value-type="float" office:value="0.998356614626">
            <text:p>0.9983566146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0.999178307313">
            <text:p>0.9991783073</text:p>
          </table:table-cell>
        </table:table-row>
        <table:table-row table:style-name="ro1">
          <table:table-cell office:value-type="float" office:value="83">
            <text:p>83</text:p>
          </table:table-cell>
          <table:table-cell table:number-columns-repeated="2" office:value-type="float" office:value="1">
            <text:p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8">05/08/2017</text:date>, <text:time>10:21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08T10:21:21</dc:date>
    <meta:generator>OpenOffice/4.1.2$Unix OpenOffice.org_project/412m3$Build-9782</meta:generator>
    <meta:editing-duration>PT1M38S</meta:editing-duration>
    <meta:editing-cycles>1</meta:editing-cycles>
    <meta:document-statistic meta:table-count="1" meta:cell-count="14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5.489cm" svg:height="10.662cm" xlink:href=".." xlink:type="simple" chart:class="chart:bar" chart:style-name="ch1">
        <chart:title svg:x="8.891cm" svg:y="0.349cm" chart:style-name="ch2">
          <text:p>How Many Clusters have X Mentions</text:p>
        </chart:title>
        <chart:plot-area chart:style-name="ch3" table:cell-range-address="Sheet1.A1:Sheet1.B47" chart:data-source-has-labels="both" svg:x="1.501cm" svg:y="1.777cm" svg:width="22.97cm" svg:height="7.71cm">
          <chartooo:coordinate-region svg:x="2.346cm" svg:y="1.98cm" svg:width="22.125cm" svg:height="6.852cm"/>
          <chart:axis chart:dimension="x" chart:name="primary-x" chart:style-name="ch4" chartooo:axis-type="auto">
            <chartooo:date-scale/>
            <chart:title svg:x="12.145cm" svg:y="9.701cm" chart:style-name="ch5">
              <text:p># Mentions</text:p>
            </chart:title>
            <chart:categories table:cell-range-address="Sheet1.A2:Sheet1.A47"/>
          </chart:axis>
          <chart:axis chart:dimension="y" chart:name="primary-y" chart:style-name="ch6">
            <chart:title svg:x="0.451cm" svg:y="6.405cm" chart:style-name="ch7">
              <text:p># Clusters</text:p>
            </chart:title>
            <chart:grid chart:style-name="ch8" chart:class="major"/>
          </chart:axis>
          <chart:series chart:style-name="ch9" chart:values-cell-range-address="Sheet1.B2:Sheet1.B47" chart:label-cell-address="Sheet1.B1:Sheet1.B1" chart:class="chart:bar">
            <chart:data-point chart:repeated="4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# clusters w/ that # of mentions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2:Sheet1.A47</svg:desc>
                </draw:g>
              </table:table-cell>
              <table:table-cell office:value-type="float" office:value="301">
                <text:p>301</text:p>
                <draw:g>
                  <svg:desc>Sheet1.B2:Sheet1.B47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Unix OpenOffice.org_project/412m3$Build-978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